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P7" style:family="paragraph" style:parent-style-name="Standard">
      <style:text-properties officeooo:paragraph-rsid="000db36f"/>
    </style:style>
    <style:style style:name="P8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2df29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51490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JavaScipt</text:span><text:span text:style-name="T5">: </text:span><text:span text:style-name="T6">Módulo 0</text:span><text:span text:style-name="T8">4</text:span><text:span text:style-name="T6"> - </text:span><text:span text:style-name="T5">Atividade 0</text:span><text:span text:style-name="T9">3</text:span></text:p>
      <text:p text:style-name="P8"/>
      <text:p text:style-name="P6">Desenvolva um código e crie nele:</text:p>
      <text:p text:style-name="P5"/>
      <text:p text:style-name="P5">- um objeto com, no mínimo, três propriedades;</text:p>
      <text:p text:style-name="P5">- um array de tamanho três no mínimo;</text:p>
      <text:p text:style-name="P5">- duas funções, a primeira lista as propriedades do objeto e a segunda, os elementos do array.</text:p>
      <text:p text:style-name="P6"/>
      <text:p text:style-name="P6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3"/>
      <text:p text:style-name="P3"/>
      <text:p text:style-name="P3">&lt;script&gt;</text:p>
      <text:p text:style-name="P3">function Banco (cliente, conta, saldo, tipoConta, agencia){</text:p>
      <text:p text:style-name="P3"><text:s text:c="2"/>this.cliente = cliente;</text:p>
      <text:p text:style-name="P3"><text:s text:c="2"/>this.conta = conta;</text:p>
      <text:p text:style-name="P3"><text:s text:c="2"/>this.saldo = saldo;</text:p>
      <text:p text:style-name="P3"/>
      <text:p text:style-name="P3"><text:s text:c="2"/>this.mostarCliente = () =&gt; {</text:p>
      <text:p text:style-name="P3"><text:s text:c="4"/>console.log(`\nO cliente ${this.cliente} possui a conta de numero: ${this.conta} e saldo = R$ ${this.saldo} reais\n\n===================================================================\n`); <text:s text:c="3"/></text:p>
      <text:p text:style-name="P3"><text:s text:c="2"/>}</text:p>
      <text:p text:style-name="P3">}</text:p>
      <text:p text:style-name="P3"/>
      <text:p text:style-name="P3">var cliente = new Banco('José', 51423, 250.14);</text:p>
      <text:p text:style-name="P3">cliente.mostarCliente();</text:p>
      <text:p text:style-name="P3"/>
      <text:p text:style-name="P3">/*====================================================================*/</text:p>
      <text:p text:style-name="P3">var listaDeAnimais = ['Cachorro', 'Gato', 'Coelho', 'Papagaio', 'Periquito','Macaco-prego', 'Tatu-bola', 'Teiú', 'Cascavel', 'Jacaré-de-papo-amarelo'];</text:p>
      <text:p text:style-name="P3"/>
      <text:p text:style-name="P3">listaDeAnimais.forEach((elemento)=&gt;{</text:p>
      <text:p text:style-name="P3"><text:s text:c="4"/>console.log(elemento);</text:p>
      <text:p text:style-name="P3">});</text:p>
      <text:p text:style-name="P3">&lt;/script&gt;</text:p>
      <text:p text:style-name="P3"/>
      <text:p text:style-name="P4"><text:s text:c="2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11T10:12:24.009284464</dc:date>
    <meta:editing-duration>PT9H16M16S</meta:editing-duration>
    <meta:editing-cycles>50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13" meta:character-count="1010" meta:non-whitespace-character-count="896"/>
  </office:meta>
</office:document-meta>
</file>